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4c9e9" officeooo:paragraph-rsid="0004c9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ed_list</text:p>
      <text:p text:style-name="P1">Testing list of length 1</text:p>
      <text:p text:style-name="P1">Linear search: 2.8169999950478086e-06</text:p>
      <text:p text:style-name="P1">Binary search: 5.117000000609551e-06</text:p>
      <text:p text:style-name="P1"/>
      <text:p text:style-name="P1">Testing list of length 10</text:p>
      <text:p text:style-name="P1">Linear search: 3.535000132615096e-06</text:p>
      <text:p text:style-name="P1">Binary search: 8.415999900535098e-06</text:p>
      <text:p text:style-name="P1"/>
      <text:p text:style-name="P1">Testing list of length 100</text:p>
      <text:p text:style-name="P1">Linear search: 9.557000112181413e-06</text:p>
      <text:p text:style-name="P1">Binary search: 1.0239000175715773e-05</text:p>
      <text:p text:style-name="P1"/>
      <text:p text:style-name="P1">Testing list of length 1000</text:p>
      <text:p text:style-name="P1">Linear search: 7.407099997180921e-05</text:p>
      <text:p text:style-name="P1">Binary search: 3.639399983512703e-05</text:p>
      <text:p text:style-name="P1"/>
      <text:p text:style-name="P1">Testing list of length 10000</text:p>
      <text:p text:style-name="P1">Linear search: 0.0007431230001202493</text:p>
      <text:p text:style-name="P1">Binary search: 0.0002642979998199735</text:p>
      <text:p text:style-name="P1"/>
      <text:p text:style-name="P1">Testing list of length 100000</text:p>
      <text:p text:style-name="P1">Linear search: 0.0004034109999793145</text:p>
      <text:p text:style-name="P1">Binary search: 0.00541249599996263</text:p>
      <text:p text:style-name="P1"/>
      <text:p text:style-name="P1">Testing list of length 1000000</text:p>
      <text:p text:style-name="P1">Linear search: 0.01613171400003921</text:p>
      <text:p text:style-name="P1">Binary search: 0.20196389700004147</text:p>
      <text:p text:style-name="P1"/>
      <text:p text:style-name="P1">random_list</text:p>
      <text:p text:style-name="P1">Testing list of length 1</text:p>
      <text:p text:style-name="P1">Linear search: 5.725999926653458e-06</text:p>
      <text:p text:style-name="P1">Binary search: 1.0078000059365877e-05</text:p>
      <text:p text:style-name="P1"/>
      <text:p text:style-name="P1">Testing list of length 10</text:p>
      <text:p text:style-name="P1">Linear search: 4.134999926463934e-06</text:p>
      <text:p text:style-name="P1">Binary search: 1.1597000138863223e-05</text:p>
      <text:p text:style-name="P1"/>
      <text:p text:style-name="P1">Testing list of length 100</text:p>
      <text:p text:style-name="P1">Linear search: 8.54600011734874e-06</text:p>
      <text:p text:style-name="P1">Binary search: 2.9740999934801948e-05</text:p>
      <text:p text:style-name="P1"/>
      <text:p text:style-name="P1">Testing list of length 1000</text:p>
      <text:p text:style-name="P1">Linear search: 7.322100009332644e-05</text:p>
      <text:p text:style-name="P1">Binary search: 0.00028979800003980927</text:p>
      <text:p text:style-name="P1"/>
      <text:p text:style-name="P1">Testing list of length 10000</text:p>
      <text:p text:style-name="P1">Linear search: 0.0009544819999973697</text:p>
      <text:p text:style-name="P1">Binary search: 0.0071280280001246865</text:p>
      <text:p text:style-name="P1"><text:soft-page-break/></text:p>
      <text:p text:style-name="P1">Testing list of length 100000</text:p>
      <text:p text:style-name="P1">Linear search: 0.003415874999973312</text:p>
      <text:p text:style-name="P1">Binary search: 0.05814655200015295</text:p>
      <text:p text:style-name="P1"/>
      <text:p text:style-name="P1">Testing list of length 1000000</text:p>
      <text:p text:style-name="P1">Linear search: 0.00098070099988945</text:p>
      <text:p text:style-name="P1">Binary search: 0.90430061799997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8:57:16.533749160</meta:creation-date>
    <dc:date>2020-02-09T18:59:42.412137398</dc:date>
    <meta:editing-duration>PT2M26S</meta:editing-duration>
    <meta:editing-cycles>1</meta:editing-cycles>
    <meta:document-statistic meta:table-count="0" meta:image-count="0" meta:object-count="0" meta:page-count="2" meta:paragraph-count="44" meta:word-count="156" meta:character-count="1399" meta:non-whitespace-character-count="1287"/>
    <meta:generator>LibreOffice/5.2.7.2$Linux_X86_64 LibreOffice_project/20m0$Build-2</meta:generator>
  </office:meta>
</office:document-meta>
</file>